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ans-serif" svg:font-family="sans-serif" style:font-family-generic="system"/>
    <style:font-face style:name="Aptos Display" svg:font-family="Aptos Display" style:font-family-generic="roman"/>
    <style:font-face style:name="Aptos" svg:font-family="Aptos" style:font-family-generic="roman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font-name="Times New Roman"/>
    </style:style>
    <style:style style:name="T3" style:parent-style-name="Προεπιλεγμένηγραμματοσειρά" style:family="text">
      <style:text-properties style:font-name="Times New Roman" fo:font-style="italic" style:font-style-asian="italic"/>
    </style:style>
    <style:style style:name="T4" style:parent-style-name="Προεπιλεγμένηγραμματοσειρά" style:family="text">
      <style:text-properties style:font-name="Times New Roman"/>
    </style:style>
    <style:style style:name="T5" style:parent-style-name="Προεπιλεγμένηγραμματοσειρά" style:family="text">
      <style:text-properties style:font-name="Times New Roman"/>
    </style:style>
    <style:style style:name="T6" style:parent-style-name="Προεπιλεγμένηγραμματοσειρά" style:family="text">
      <style:text-properties style:font-name="Times New Roman"/>
    </style:style>
    <style:style style:name="T7" style:parent-style-name="Προεπιλεγμένηγραμματοσειρά" style:family="text">
      <style:text-properties style:font-name="Times New Roman" fo:font-style="italic" style:font-style-asian="italic"/>
    </style:style>
    <style:style style:name="T8" style:parent-style-name="Προεπιλεγμένηγραμματοσειρά" style:family="text">
      <style:text-properties style:font-name="Times New Roman"/>
    </style:style>
    <style:style style:name="T9" style:parent-style-name="Προεπιλεγμένηγραμματοσειρά" style:family="text">
      <style:text-properties style:font-name="Times New Roman"/>
    </style:style>
    <style:style style:name="T10" style:parent-style-name="Προεπιλεγμένηγραμματοσειρά" style:family="text">
      <style:text-properties style:font-name="Times New Roman"/>
    </style:style>
    <style:style style:name="T11" style:parent-style-name="Προεπιλεγμένηγραμματοσειρά" style:family="text">
      <style:text-properties style:font-name="Times New Roman"/>
    </style:style>
    <style:style style:name="T12" style:parent-style-name="Προεπιλεγμένηγραμματοσειρά" style:family="text">
      <style:text-properties style:font-name="Times New Roman"/>
    </style:style>
    <style:style style:name="T13" style:parent-style-name="Προεπιλεγμένηγραμματοσειρά" style:family="text">
      <style:text-properties style:font-name="Times New Roman" fo:font-style="italic" style:font-style-asian="italic"/>
    </style:style>
    <style:style style:name="T14" style:parent-style-name="Προεπιλεγμένηγραμματοσειρά" style:family="text">
      <style:text-properties style:font-name="Times New Roman"/>
    </style:style>
    <style:style style:name="T15" style:parent-style-name="Προεπιλεγμένηγραμματοσειρά" style:family="text">
      <style:text-properties style:font-name="Times New Roman"/>
    </style:style>
    <style:style style:name="T16" style:parent-style-name="Προεπιλεγμένηγραμματοσειρά" style:family="text">
      <style:text-properties style:font-name="Times New Roman" fo:font-style="italic" style:font-style-asian="italic"/>
    </style:style>
    <style:style style:name="T17" style:parent-style-name="Προεπιλεγμένηγραμματοσειρά" style:family="text">
      <style:text-properties style:font-name="Times New Roman"/>
    </style:style>
    <style:style style:name="T18" style:parent-style-name="Προεπιλεγμένηγραμματοσειρά" style:family="text">
      <style:text-properties style:font-name="Times New Roman"/>
    </style:style>
    <style:style style:name="T19" style:parent-style-name="Προεπιλεγμένηγραμματοσειρά" style:family="text">
      <style:text-properties style:font-name="Times New Roman" fo:font-style="italic" style:font-style-asian="italic"/>
    </style:style>
    <style:style style:name="T20" style:parent-style-name="Προεπιλεγμένηγραμματοσειρά" style:family="text">
      <style:text-properties style:font-name="Times New Roman"/>
    </style:style>
    <style:style style:name="T21" style:parent-style-name="Προεπιλεγμένηγραμματοσειρά" style:family="text">
      <style:text-properties style:font-name="Times New Roman"/>
    </style:style>
    <style:style style:name="T22" style:parent-style-name="Προεπιλεγμένηγραμματοσειρά" style:family="text">
      <style:text-properties style:font-name="Times New Roman"/>
    </style:style>
    <style:style style:name="T23" style:parent-style-name="Προεπιλεγμένηγραμματοσειρά" style:family="text">
      <style:text-properties style:font-name="Times New Roman" fo:font-style="italic" style:font-style-asian="italic"/>
    </style:style>
    <style:style style:name="T24" style:parent-style-name="Προεπιλεγμένηγραμματοσειρά" style:family="text">
      <style:text-properties style:font-name="Times New Roman"/>
    </style:style>
    <style:style style:name="T25" style:parent-style-name="Προεπιλεγμένηγραμματοσειρά" style:family="text">
      <style:text-properties style:font-name="Times New Roman"/>
    </style:style>
    <style:style style:name="T26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7" style:parent-style-name="Προεπιλεγμένηγραμματοσειρά" style:family="text">
      <style:text-properties style:font-name="sans-serif" fo:font-style="italic" style:font-style-asian="italic" fo:font-size="10.5pt" style:font-size-asian="10.5pt"/>
    </style:style>
    <style:style style:name="T28" style:parent-style-name="Προεπιλεγμένηγραμματοσειρά" style:family="text">
      <style:text-properties style:font-name="Times New Roman" fo:color="#202122"/>
    </style:style>
    <style:style style:name="T29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30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31" style:parent-style-name="Προεπιλεγμένηγραμματοσειρά" style:family="text">
      <style:text-properties style:font-name="sans-serif" fo:font-size="10.5pt" style:font-size-asian="10.5pt"/>
    </style:style>
    <style:style style:name="T32" style:parent-style-name="Προεπιλεγμένηγραμματοσειρά" style:family="text">
      <style:text-properties style:font-name="Times New Roman" fo:color="#202122"/>
    </style:style>
    <style:style style:name="T33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34" style:parent-style-name="Προεπιλεγμένηγραμματοσειρά" style:family="text">
      <style:text-properties style:font-name="Times New Roman" fo:color="#202122"/>
    </style:style>
    <style:style style:name="T35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36" style:parent-style-name="Προεπιλεγμένηγραμματοσειρά" style:family="text">
      <style:text-properties style:font-name="Times New Roman"/>
    </style:style>
    <style:style style:name="T37" style:parent-style-name="Προεπιλεγμένηγραμματοσειρά" style:family="text">
      <style:text-properties style:font-name="Times New Roman" fo:color="#202122"/>
    </style:style>
    <style:style style:name="T38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9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40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41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42" style:parent-style-name="Προεπιλεγμένηγραμματοσειρά" style:family="text">
      <style:text-properties style:font-name="Times New Roman"/>
    </style:style>
    <style:style style:name="T43" style:parent-style-name="Έμφαση" style:family="text">
      <style:text-properties style:font-name="Times New Roman"/>
    </style:style>
    <style:style style:name="T44" style:parent-style-name="Προεπιλεγμένηγραμματοσειρά" style:family="text">
      <style:text-properties style:font-name="Times New Roman"/>
    </style:style>
    <style:style style:name="T45" style:parent-style-name="Προεπιλεγμένηγραμματοσειρά" style:family="text">
      <style:text-properties style:font-name="Times New Roman"/>
    </style:style>
    <style:style style:name="T46" style:parent-style-name="Προεπιλεγμένηγραμματοσειρά" style:family="text">
      <style:text-properties style:font-name="Times New Roman"/>
    </style:style>
    <style:style style:name="P47" style:parent-style-name="Standard" style:family="paragraph">
      <style:text-properties style:font-name="Times New Roman"/>
    </style:style>
    <style:style style:name="T48" style:parent-style-name="Προεπιλεγμένηγραμματοσειρά" style:family="text">
      <style:text-properties style:font-name="Times New Roman"/>
    </style:style>
    <style:style style:name="T49" style:parent-style-name="Προεπιλεγμένηγραμματοσειρά" style:family="text">
      <style:text-properties style:font-name="Times New Roman"/>
    </style:style>
    <style:style style:name="T50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1" style:parent-style-name="Προεπιλεγμένηγραμματοσειρά" style:family="text">
      <style:text-properties style:font-name="Times New Roman"/>
    </style:style>
    <style:style style:name="T52" style:parent-style-name="Προεπιλεγμένηγραμματοσειρά" style:family="text">
      <style:text-properties style:font-name="Times New Roman"/>
    </style:style>
    <style:style style:name="P53" style:parent-style-name="Standard" style:family="paragraph">
      <style:text-properties style:font-name="Times New Roman" fo:language="el" fo:country="GR"/>
    </style:style>
    <style:style style:name="T54" style:parent-style-name="Προεπιλεγμένηγραμματοσειρά" style:family="text">
      <style:text-properties style:font-name="Times New Roman"/>
    </style:style>
    <style:style style:name="T55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6" style:parent-style-name="Προεπιλεγμένηγραμματοσειρά" style:family="text">
      <style:text-properties style:font-name="Times New Roman"/>
    </style:style>
  </office:automatic-styles>
  <office:body>
    <office:text text:use-soft-page-breaks="true">
      <text:p text:style-name="P1">[1] “<text:span text:style-name="T2">Noimatikikratilos.”<text:s/></text:span><text:span text:style-name="T3">Εκπαιδευτικό Κέντρο Νοηματικής Γλώσσας Κρατύλος</text:span><text:span text:style-name="T4">, 19 Nov. 2019, noimatiki-kratilos.gr/%CE%BD%CE%BF%CE%B7%CE%BC%CE%B1%CF%84%CE%B9%CE%BA%CE%AE-%CE%B3%CE%BB%CF%8E%CF%83%CF%83%CE%B1/. Accessed 30 Sept. 2024.</text:span></text:p>
      <text:p text:style-name="Standard"/>
      <text:p text:style-name="Standard">[2]<text:s/><text:span text:style-name="T5">Eberhard, D. M., Simons, G. F., &amp; Fennig, C. D. (Eds.). (2024). *Ethnologue: Languages of the world* (27th ed.). SIL International. http://www.ethnologue.com</text:span></text:p>
      <text:p text:style-name="Standard"/>
      <text:p text:style-name="Standard">[3]<text:s/><text:span text:style-name="T6">World Health Organization. “Deafness and Hearing Loss.”<text:s/></text:span><text:span text:style-name="T7">WHO</text:span><text:span text:style-name="T8">, World Health Organization: WHO, 2 Feb. 2024,<text:s/></text:span><text:a xlink:href="http://www.who.int/news-room/fact-sheets/detail/deafness-and-hearing-loss" office:target-frame-name="_top" xlink:show="replace"><text:span text:style-name="T9">www.who.int/news-room/fact-sheets/detail/deafness-and-hearing-loss</text:span></text:a><text:span text:style-name="T10">.</text:span></text:p>
      <text:p text:style-name="Standard"/>
      <text:p text:style-name="Standard"><text:span text:style-name="T11">[4] <text:s/></text:span><text:span text:style-name="T12">Wikipedia Contributors. “Sign Language.”<text:s/></text:span><text:span text:style-name="T13">Wikipedia</text:span><text:span text:style-name="T14">, Wikimedia Foundation, 6 Aug. 2019, en.wikipedia.org/wiki/Sign_Language.</text:span></text:p>
      <text:p text:style-name="Standard"/>
      <text:p text:style-name="Standard"><text:span text:style-name="T15">[5] project gutenberg. “Cratylus.”<text:s/></text:span><text:span text:style-name="T16">Gutenberg.org</text:span><text:span text:style-name="T17">, 2022, www.gutenberg.org/cache/epub/1616/pg1616-images.html#chap02. Accessed 30 Sept. 2024.</text:span></text:p>
      <text:p text:style-name="Standard"/>
      <text:p text:style-name="Standard"><text:span text:style-name="T18">[6] <text:s/>DAYAS, INÉS. “The History of Sign Language.”<text:s/></text:span><text:span text:style-name="T19">History</text:span><text:span text:style-name="T20">, 28 May 2019, www.nationalgeographic.com/history/history-magazine/article/creation-of-sign-language.</text:span></text:p>
      <text:p text:style-name="Standard"/>
      <text:p text:style-name="Standard"><text:span text:style-name="T21">[7] <text:s/></text:span><text:span text:style-name="T22">“Deaf History - Europe - 1620: Juan Pablo Bonet, the First Book on the Subject of Manual Alphabetic Signs (ES).”<text:s/></text:span><text:span text:style-name="T23">Deafhistory.eu</text:span><text:span text:style-name="T24">, deafhistory.eu/index.php/component/zoo/item/1620.</text:span></text:p>
      <text:p text:style-name="Standard"/>
      <text:p text:style-name="Standard"><text:span text:style-name="T25">[8]<text:s/></text:span><text:span text:style-name="T26">Bahan, Benjamin (1996). </text:span><text:a xlink:href="http://louis-xiv.bu.edu/pub/asl/disserts/Bahan96.pdf" office:target-frame-name="_top" xlink:show="replace"><text:span text:style-name="T27">Non-Manual Realization of Agreement in American Sign Language</text:span></text:a><text:span text:style-name="T28"> </text:span><text:span text:style-name="T29">(PDF)</text:span><text:span text:style-name="T30">. Boston University. </text:span><text:a xlink:href="https://wayback.archive-it.org/all/20171011051748/ftp:/louis-xiv.bu.edu/pub/asl/disserts/Bahan96.pdf" office:target-frame-name="_top" xlink:show="replace"><text:span text:style-name="T31">Archived</text:span></text:a><text:span text:style-name="T32"> </text:span><text:span text:style-name="T33">(PDF)</text:span><text:span text:style-name="T34"> </text:span><text:span text:style-name="T35">from the original on October 11, 2017.</text:span></text:p>
      <text:p text:style-name="Standard"/>
      <text:p text:style-name="Standard"><text:span text:style-name="T36">[9] <text:s/></text:span><text:span text:style-name="T37"> </text:span><text:a xlink:href="http://www.disabilitymuseum.org/dhm/lib/detail.html?id=1371" office:target-frame-name="_top" xlink:show="replace"><text:span text:style-name="T38">"A Brief History Of The American Asylum, At Hartford, For The Education And Instruction Of The Deaf And Dumb"</text:span></text:a><text:span text:style-name="T39">. 1893. </text:span><text:a xlink:href="https://web.archive.org/web/20130905215220/http:/www.disabilitymuseum.org/dhm/lib/detail.html?id=1371" office:target-frame-name="_top" xlink:show="replace"><text:span text:style-name="T40">Archived</text:span></text:a><text:span text:style-name="T41"> from the original on September 5, 2013</text:span></text:p>
      <text:p text:style-name="Standard"/>
      <text:p text:style-name="Standard"><text:span text:style-name="T42">[10] Mt. San Antonio College.<text:s/></text:span><text:span text:style-name="T43">5 Parameters of ASL</text:span><text:span text:style-name="T44">. Mt. San Antonio College Language Learning Center, n.d.,<text:s/></text:span><text:a xlink:href="https://www.mtsac.edu/llc/passportrewards/languagepartners/5ParametersofASL.pdf" office:target-frame-name="_top" xlink:show="replace"><text:span text:style-name="T45">https://www.mtsac.edu/llc/passportrewards/languagepartners/5ParametersofASL.pdf</text:span></text:a><text:span text:style-name="T46">.</text:span></text:p>
      <text:p text:style-name="P47"/>
      <text:p text:style-name="Standard"><text:span text:style-name="T48">[11]</text:span><text:span text:style-name="T49"><text:s/>Valli, Clayton, et al.<text:s/></text:span><text:span text:style-name="T50">American Sign Language: A Look at Its History, Structure, and Community</text:span><text:span text:style-name="T51">. 2nd ed., Gallaudet University Press, 2011.</text:span><text:span text:style-name="T52">Chapter 1,6,7(4,12,103,108,121,136 pages)</text:span></text:p>
      <text:p text:style-name="P53"/>
      <text:p text:style-name="Standard"><text:span text:style-name="T54">[12] Bialystok, E. (2001).<text:s/></text:span><text:span text:style-name="T55">Bilingualism in Development: Language, Literacy, and Cognition</text:span><text:span text:style-name="T56">. Cambridge University Pres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ans-serif" svg:font-family="sans-serif" style:font-family-generic="system"/>
    <style:font-face style:name="Aptos Display" svg:font-family="Aptos Display" style:font-family-generic="roman"/>
    <style:font-face style:name="Aptos" svg:font-family="Aptos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Έμφαση" style:display-name="Έμφαση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ΚΩΝΣΤΑΝΤΙΝΟΣ ΗΣΑΪΑΣ</dc:creator>
    <meta:creation-date>2024-09-30T22:15:00Z</meta:creation-date>
    <dc:date>2024-10-07T14:30:00Z</dc:date>
    <meta:template xlink:href="Normal.dotm" xlink:type="simple"/>
    <meta:editing-cycles>13</meta:editing-cycles>
    <meta:editing-duration>PT7740S</meta:editing-duration>
    <meta:document-statistic meta:page-count="1" meta:paragraph-count="5" meta:word-count="388" meta:character-count="2598" meta:row-count="18" meta:non-whitespace-character-count="2215"/>
  </office:meta>
</office:document-meta>
</file>